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m:</text:p>
          </table:table-cell>
          <table:table-cell/>
          <table:table-cell table:formula="of:=SUM([.B2:.B7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duct:</text:p>
          </table:table-cell>
          <table:table-cell/>
          <table:table-cell table:formula="of:=PRODUCT([.B2:.B7])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x:</text:p>
          </table:table-cell>
          <table:table-cell/>
          <table:table-cell table:formula="of:=MAX([.B2:.B7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:</text:p>
          </table:table-cell>
          <table:table-cell/>
          <table:table-cell table:formula="of:=MIN([.B2:.B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verage:</text:p>
          </table:table-cell>
          <table:table-cell/>
          <table:table-cell table:formula="of:=AVERAGE([.B2:.B7])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umber of values</text:p>
          </table:table-cell>
          <table:table-cell/>
          <table:table-cell table:formula="of:=COUNT([.B2:.B7])"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46.832589" calcext:value-type="float">
            <text:p>46.83258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rmula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oor</text:p>
          </table:table-cell>
          <table:table-cell table:formula="of:=FLOOR([.C10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il</text:p>
          </table:table-cell>
          <table:table-cell table:formula="of:=CEILING([.C10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s</text:p>
          </table:table-cell>
          <table:table-cell table:formula="of:=ABS([.C10])" office:value-type="float" office:value="46.832589" calcext:value-type="float">
            <text:p>46.8325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und ,2</text:p>
          </table:table-cell>
          <table:table-cell table:formula="of:=ROUND([.C10];2)" office:value-type="float" office:value="46.83" calcext:value-type="float">
            <text:p>46.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und ,-1</text:p>
          </table:table-cell>
          <table:table-cell table:formula="of:=ROUND([.C10];-1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1)" office:value-type="float" office:value="2.71828182845905" calcext:value-type="float">
            <text:p>2.718281828459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n</text:p>
          </table:table-cell>
          <table:table-cell table:formula="of:=LN([.C10])" office:value-type="float" office:value="3.84657930674096" calcext:value-type="float">
            <text:p>3.846579306740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LOG([.C10])" office:value-type="float" office:value="1.67054816712083" calcext:value-type="float">
            <text:p>1.6705481671208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</text:p>
          </table:table-cell>
          <table:table-cell table:formula="of:=POWER(5; 4)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ow</text:p>
          </table:table-cell>
          <table:table-cell table:formula="of:=ROW([.B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col</text:p>
          </table:table-cell>
          <table:table-cell table:formula="of:=COLUMN([.B4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0:38:12.294510478</meta:creation-date>
    <meta:generator>LibreOffice/24.8.5.2$Linux_X86_64 LibreOffice_project/480$Build-2</meta:generator>
    <dc:date>2025-02-28T01:20:23.870978967</dc:date>
    <meta:editing-duration>PT42M12S</meta:editing-duration>
    <meta:editing-cycles>1</meta:editing-cycles>
    <meta:document-statistic meta:table-count="1" meta:cell-count="45" meta:object-count="0"/>
  </office:meta>
</office:document-meta>
</file>